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loext:decorative="false" draw:auto-grow-height="true" fo:min-height="3cm"/>
    </style:style>
    <style:style style:name="pr2" style:family="presentation" style:parent-style-name="Blue_5f_Curve-notes">
      <style:graphic-properties loext:decorative="false" draw:fill-color="#ffffff" draw:auto-grow-height="true" fo:min-height="14cm"/>
    </style:style>
    <style:style style:name="pr3" style:family="presentation" style:parent-style-name="Blue_5f_Curve1-title">
      <style:graphic-properties loext:decorative="false" fo:min-height="1.328cm"/>
    </style:style>
    <style:style style:name="pr4" style:family="presentation" style:parent-style-name="Blue_5f_Curve1-outline1">
      <style:graphic-properties loext:decorative="false" fo:min-height="10.001cm"/>
    </style:style>
    <style:style style:name="pr5" style:family="presentation" style:parent-style-name="Blue_5f_Curve1-notes">
      <style:graphic-properties loext:decorative="false" draw:fill-color="#ffffff" fo:min-height="14cm"/>
    </style:style>
    <style:style style:name="pr6" style:family="presentation" style:parent-style-name="Blue_5f_Curve1-title">
      <style:graphic-properties loext:decorative="false" draw:auto-grow-height="true" fo:min-height="1.328cm"/>
    </style:style>
    <style:style style:name="pr7" style:family="presentation" style:parent-style-name="Blue_5f_Curve1-outline1">
      <style:graphic-properties loext:decorative="false" fo:min-height="5.576cm"/>
    </style:style>
    <style:style style:name="pr8" style:family="presentation" style:parent-style-name="Blue_5f_Curve1-notes">
      <style:graphic-properties loext:decorative="false" draw:fill-color="#ffffff" draw:auto-grow-height="true" fo:min-height="14cm"/>
    </style:style>
    <style:style style:name="pr9" style:family="presentation" style:parent-style-name="Blue_5f_Curve1-title">
      <style:graphic-properties fo:min-height="1.328cm"/>
    </style:style>
    <style:style style:name="pr10" style:family="presentation" style:parent-style-name="Blue_5f_Curve1-outline1">
      <style:graphic-properties fo:min-height="10.001cm"/>
    </style:style>
    <style:style style:name="pr11" style:family="presentation" style:parent-style-name="Blue_5f_Curve1-notes">
      <style:graphic-properties draw:fill-color="#ffffff" fo:min-height="1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374cm" fo:margin-bottom="0cm" fo:text-indent="0cm"/>
    </style:style>
    <style:style style:name="P3" style:family="paragraph">
      <style:paragraph-properties style:writing-mode="lr-tb"/>
      <style:text-properties fo:font-size="20pt"/>
    </style:style>
    <style:style style:name="P4" style:family="paragraph">
      <style:text-properties fo:hyphenate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9bdd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loext:opacity="100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Title Pending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 think about the theme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Metamorphosis</text:span> – my initial thoughts are of worm like creatures turning into liquid mush inside cocoons to re-create themselves</text:p>
              </text:list-item>
              <text:list-item>
                <text:p>But are they really themselves once the transformation is compete? What if the change was so great that it’s no longer the same entity?</text:p>
              </text:list-item>
              <text:list-item>
                <text:p>A feature that allows the player to re-spec their build would go great with this theme</text:p>
              </text:list-item>
              <text:list-item>
                <text:p text:style-name="P2"><text:span text:style-name="T2">Can’t say m</text:span><text:span text:style-name="T3">etamorphosis with first going met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<text:span text:style-name="T4">What I </text:span>would like to make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A <text:span text:style-name="T5">stat</text:span><text:span text:style-name="T1"> system</text:span> where the <text:span text:style-name="T1">player spends skill</text:span> <text:span text:style-name="T1">points</text:span> to upgrade something</text:p>
              </text:list-item>
              <text:list-item>
                <text:p>A <text:span text:style-name="T1">re-spec system</text:span> where the player can <text:span text:style-name="T1">re-fund investments</text:span> previously made</text:p>
              </text:list-item>
              <text:list-item>
                <text:p>Shaders, not sure in what form, but shaders</text:p>
              </text:list-item>
              <text:list-item>
                <text:p>Card game stuff? Maybe…</text:p>
              </text:list-item>
              <text:list-item>
                <text:p text:style-name="P4">A world that changes - and forces the player to change in order to adap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Main game loop</text:p>
          </draw:text-box>
        </draw:frame>
        <draw:frame presentation:style-name="pr10" draw:layer="layout" svg:width="26cm" svg:height="10cm" svg:x="1cm" svg:y="3cm" presentation:class="outline">
          <draw:text-box>
            <text:list text:style-name="L2">
              <text:list-item>
                <text:p>No idea yet</text:p>
              </text:list-item>
              <text:list-item>
                <text:p>Emerge from cocoon</text:p>
              </text:list-item>
              <text:list-item>
                <text:p>Collect food</text:p>
              </text:list-item>
              <text:list-item>
                <text:p>Avoid danger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Art style</text:p>
          </draw:text-box>
        </draw:frame>
        <draw:frame presentation:style-name="pr10" draw:layer="layout" svg:width="26cm" svg:height="10cm" svg:x="1cm" svg:y="3cm" presentation:class="outline">
          <draw:text-box>
            <text:list text:style-name="L2">
              <text:list-item>
                <text:p>Option 1 - Vaporwave</text:p>
                <text:p>Probably not :S</text:p>
              </text:list-item>
              <text:list-item>
                <text:p>Option 2 - programmer art</text:p>
                <text:p>Always on the table</text:p>
              </text:list-item>
              <text:list-item>
                <text:p>Option 3 - shaders</text:p>
                <text:p>How do I make it work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Gradient_20_7" draw:display-name="Gradient 7" draw:style="linear" draw:start-color="#77caee" draw:end-color="#009bdd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loext:opacity="100%" draw:fill="solid" draw:fill-color="#729fcf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-notes" style:display-name="Blue_Curve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loext:opacity="100%" draw:stroke="none" draw:fill="none" draw:auto-grow-height="false" draw:fit-to-size="fals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color="#009bdd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loext:opacity="0%"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loext:opacity="100%"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dd4100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loext:opacity="100%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1-notes" style:display-name="Blue_Curve1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loext:opacity="100%"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color="#009bdd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loext:opacity="0%"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loext:opacity="100%"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loext:decorative="false" draw:stroke="none" draw:fill="none" draw:fill-color="#ffffff" draw:auto-grow-height="false" fo:min-height="1.485cm"/>
    </style:style>
    <style:style style:name="Mgr2" style:family="graphic" style:parent-style-name="standard">
      <style:graphic-properties loext:decorative="false"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loext:decorative="false"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loext:decorative="false" draw:textarea-vertical-align="middle" fo:min-height="2cm" fo:min-width="27.991cm"/>
    </style:style>
    <style:style style:name="Mgr5" style:family="graphic" style:parent-style-name="Accent_20_1">
      <style:graphic-properties loext:decorative="false" draw:textarea-vertical-align="middle" fo:min-height="1.754cm" fo:min-width="27.991cm"/>
    </style:style>
    <style:style style:name="Mpr1" style:family="presentation" style:parent-style-name="Blue_5f_Curve-backgroundobjects">
      <style:graphic-properties loext:decorative="false"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loext:decorative="false"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loext:decorative="false"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loext:decorative="false" draw:stroke="none" draw:fill="none" draw:fill-color="#ffffff" draw:auto-grow-height="false" fo:min-height="1.449cm"/>
    </style:style>
    <style:style style:name="Mpr5" style:family="presentation" style:parent-style-name="Blue_5f_Curve1-backgroundobjects">
      <style:graphic-properties loext:decorative="false" draw:stroke="none" draw:fill="none" draw:fill-color="#ffffff" draw:auto-grow-height="false" fo:min-height="1.485cm"/>
    </style:style>
    <style:style style:name="Mpr6" style:family="presentation" style:parent-style-name="Blue_5f_Curve1-backgroundobjects">
      <style:graphic-properties loext:decorative="false"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3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1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cm" svg:height="1cm" svg:x="9.5cm" svg:y="14.5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cm" svg:height="1cm" svg:x="20.5cm" svg:y="14.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3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1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9cm" svg:height="1cm" svg:x="9.5cm" svg:y="14.5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cm" svg:height="1cm" svg:x="20.5cm" svg:y="14.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5-01-11T09:56:18.552771746</meta:creation-date>
    <meta:editing-duration>PT1H44M45S</meta:editing-duration>
    <meta:editing-cycles>9</meta:editing-cycles>
    <meta:generator>OpenOffice/4.1.15$Win32 OpenOffice.org_project/4115m2$Build-9813</meta:generator>
    <dc:title>Blue Curve</dc:title>
    <dc:date>2025-01-11T15:42:25.06</dc:date>
    <dc:creator>Dominik </dc:creator>
    <meta:document-statistic meta:object-count="54"/>
  </office:meta>
</office:document-meta>
</file>